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0.978in"/>
    </style:style>
    <style:style style:name="co7" style:family="table-column">
      <style:table-column-properties fo:break-before="auto" style:column-width="1.2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0"/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Part Number</text:p>
          </table:table-cell>
          <table:table-cell table:style-name="ce3" office:value-type="string">
            <text:p>VDSS (V)</text:p>
          </table:table-cell>
          <table:table-cell table:style-name="ce3" office:value-type="string">
            <text:p>Ron (mOhm)</text:p>
          </table:table-cell>
          <table:table-cell table:style-name="ce3" office:value-type="string">
            <text:p>ID (A)</text:p>
          </table:table-cell>
          <table:table-cell table:style-name="ce3" office:value-type="string">
            <text:p>IDM (A) (Pulsed)</text:p>
          </table:table-cell>
          <table:table-cell table:style-name="ce3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2200">
            <text:p>220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222.75">
            <text:p>222.75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3.2">
            <text:p>3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64">
            <text:p>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0">
            <text:p>0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0">
            <text:p>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5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2"/>
        </table:table-row>
        <table:table-row table:style-name="ro1">
          <table:table-cell office:value-type="string">
            <text:p>wire guage (AWG)</text:p>
          </table:table-cell>
          <table:table-cell office:value-type="float" office:value="20">
            <text:p>20.000</text:p>
          </table:table-cell>
          <table:table-cell table:number-columns-repeated="2"/>
          <table:table-cell office:value-type="string">
            <text:p>capacitance C</text:p>
          </table:table-cell>
          <table:table-cell table:style-name="ce6" office:value-type="float" office:value="0.0001">
            <text:p>1.00E-00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0.811820970373774">
            <text:p>0.812</text:p>
          </table:table-cell>
          <table:table-cell table:formula="of:=[.B3]/10" office:value-type="float" office:value="0.0811820970373774">
            <text:p>0.081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 *0.000001" office:value-type="float" office:value="0.00067417382282565">
            <text:p>0.0006741738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axial Length (l)</text:p>
          </table:table-cell>
          <table:table-cell office:value-type="float" office:value="30">
            <text:p>30.000</text:p>
          </table:table-cell>
          <table:table-cell table:formula="of:=[.B5]/10" office:value-type="float" office:value="3">
            <text:p>3.0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607332515434984">
            <text:p>0.6073325154</text:p>
          </table:table-cell>
          <table:table-cell office:value-type="string">
            <text:p>ohm</text:p>
          </table:table-cell>
        </table:table-row>
        <table:table-row table:style-name="ro1"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5"/>
        </table:table-row>
        <table:table-row table:style-name="ro1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)" office:value-type="float" office:value="524.592094417399">
            <text:p>524.592094417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)" office:value-type="float" office:value="3851.35948313647">
            <text:p>3851.3594831365</text:p>
          </table:table-cell>
          <table:table-cell office:value-type="string">
            <text:p>Hz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36">
            <text:p>36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136209589552565">
            <text:p>0.1362095896</text:p>
          </table:table-cell>
          <table:table-cell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360">
            <text:p>360.000</text:p>
          </table:table-cell>
          <table:table-cell/>
          <table:table-cell table:formula="of:=(([.C12]-[.C4]) * [.C5])/(2 * [.C3]^2)" office:value-type="float" office:value="369.539604109852">
            <text:p>369.5396041099</text:p>
          </table:table-cell>
          <table:table-cell table:number-columns-repeated="3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8.11820970373774">
            <text:p>8.118</text:p>
          </table:table-cell>
          <table:table-cell table:formula="of:=[.B11]/10" office:value-type="float" office:value="0.811820970373774">
            <text:p>0.812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85.8623776204458">
            <text:p>85.8623776204</text:p>
          </table:table-cell>
          <table:table-cell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24.2364194074755">
            <text:p>24.236</text:p>
          </table:table-cell>
          <table:table-cell table:formula="of:=[.B12]/10" office:value-type="float" office:value="2.42364194074755">
            <text:p>2.424</text:p>
          </table:table-cell>
          <table:table-cell table:number-columns-repeated="4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18.7123212046253">
            <text:p>18.712</text:p>
          </table:table-cell>
          <table:table-cell table:number-columns-repeated="5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517619241928038">
            <text:p>5.17619241928038E-007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674.17382282565">
            <text:p>674.17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Resistance ® (ohm)</text:p>
          </table:table-cell>
          <table:table-cell table:style-name="Default" table:formula="of:=[.B7]*[.B13]/[.B14]" office:value-type="float" office:value="0.607332515434984">
            <text:p>0.6073325154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0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2">12/12/2021</text:date>, <text:time>21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8$Win32 OpenOffice.org_project/418m3$Build-9803</meta:generator>
    <dc:date>2021-12-12T21:18:58.23</dc:date>
    <dc:creator>vignesh sridharan</dc:creator>
    <meta:editing-duration>PT14H30M10S</meta:editing-duration>
    <meta:editing-cycles>70</meta:editing-cycles>
    <meta:document-statistic meta:table-count="5" meta:cell-count="326" meta:object-count="0"/>
  </office:meta>
</office:document-meta>
</file>